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0d9b3" officeooo:paragraph-rsid="0010d9b3"/>
    </style:style>
    <style:style style:name="P4" style:family="paragraph" style:parent-style-name="Standard">
      <style:text-properties officeooo:paragraph-rsid="0010d9b3"/>
    </style:style>
    <style:style style:name="P5" style:family="paragraph" style:parent-style-name="Standard">
      <style:text-properties officeooo:rsid="0011c7f3" officeooo:paragraph-rsid="0011c7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c7f3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48C, Quiz 1</text:span></text:span></text:p>
      <text:p text:style-name="Standard"/>
      <text:p text:style-name="P2">A- Read all the quiz once, or twice, before beginning to write. Make sure to comprehend all questions and start with those you feel most confident.</text:p>
      <text:p text:style-name="P2">B – Be clear and concise. There are no extra points for being verbose or writing extra.</text:p>
      <text:p text:style-name="P2">C –Only use the white pages that I will provide. You have 50 minutes to answer the quiz.</text:p>
      <text:p text:style-name="P2">---------------------------------------------------------------------------------------------------------------------------</text:p>
      <text:p text:style-name="Standard"/>
      <text:p text:style-name="Standard"><text:span text:style-name="Default_20_Paragraph_20_Font"><text:span text:style-name="T1">Problem 1</text:span></text:span></text:p>
      <text:p text:style-name="Standard"/>
      <text:p text:style-name="Standard">You are sitting in your car at rest at a traffic light with a bicyclist at rest <text:span text:style-name="T2">in the Clayton bicycle path</text:span>. <text:span text:style-name="T2">The cyclists challenges you to a rest and has a 10 second head start. You </text:span>speed up from rest to 50.0 mi/h with constant acceleration 9.00 mi/h/s and thereafter moves with a constant speed of 50.0 mi/h. <text:span text:style-name="T2">T</text:span>he cyclist sped up from <text:span text:style-name="T2">test 10 seconds before</text:span> to 20.0 mi/h with constant acceleration 13.0 mi/h/s and thereafter moves with a constant speed of 20.0 mi/h. <text:s/>For what time interval after <text:span text:style-name="T2">the car starts moving is</text:span> bicycle ahead of your car <text:span text:style-name="T2">(assume the bicycle path and the road are perfectly parallel)</text:span>?</text:p>
      <text:p text:style-name="Standard"/>
      <text:p text:style-name="Standard"/>
      <text:p text:style-name="P2">Problem 2</text:p>
      <text:p text:style-name="Standard"/>
      <text:p text:style-name="P3">Fred, Alice and Sophia have 9000 dollars in total. ¼ of Fred’s money stands in a 3:50 ratio to the a the rest of the total money. Sofia and Alice money stand in a 5:4 ratio. How much money does Alice have?</text:p>
      <text:p text:style-name="P4"/>
      <text:p text:style-name="Standard"/>
      <text:p text:style-name="Standard"/>
      <text:p text:style-name="Standard"><text:span text:style-name="Default_20_Paragraph_20_Font"><text:span text:style-name="T1">Problem 3</text:span></text:span></text:p>
      <text:p text:style-name="Standard"/>
      <text:p text:style-name="P5">The consumption of natural gas by a company satisfies the empirical equation V = 1.50t + 0.008t<text:span text:style-name="T3">2</text:span><text:span text:style-name="T4">, where V is the volume of the gas in millions of cubic feet and t is the time in months. (a) Express this equation in units of cubic feet and seconds. Assume a month in 30 days. (b) What is the </text:span><text:span text:style-name="T5">rate</text:span><text:span text:style-name="T4"> of gas conception?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4-12-11T11:21:00Z</meta:creation-date>
    <dc:date>2025-10-11T11:52:15.627027250</dc:date>
    <meta:editing-cycles>7</meta:editing-cycles>
    <meta:editing-duration>PT5H52M15S</meta:editing-duration>
    <meta:document-statistic meta:table-count="0" meta:image-count="0" meta:object-count="0" meta:page-count="1" meta:paragraph-count="12" meta:word-count="287" meta:character-count="1658" meta:non-whitespace-character-count="1370"/>
    <meta:template xlink:type="simple" xlink:actuate="onRequest" xlink:title="" xlink:href="../quiz1v1.odt/Normal"/>
  </office:meta>
</office:document-meta>
</file>